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91e6a" officeooo:paragraph-rsid="00091e6a"/>
    </style:style>
    <style:style style:name="T1" style:family="text">
      <style:text-properties officeooo:rsid="000a5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MLOtools Version for COMP61011</text:p>
      <text:p text:style-name="P1"><text:s/></text:p>
      <text:p text:style-name="P1"><text:s text:c="2"/>Type "help &lt;command&gt;" for details on any of the below.</text:p>
      <text:p text:style-name="P1"><text:s text:c="2"/>Some of the current tools are:</text:p>
      <text:p text:style-name="P1"><text:s text:c="2"/></text:p>
      <text:p text:style-name="P1"><text:s text:c="2"/>Non-Linear Classifiers:</text:p>
      <text:p text:style-name="P1"><text:s text:c="3"/>knn <text:s text:c="9"/>- Euclidean distance k nearest neighbour classifier.</text:p>
      <text:p text:style-name="P1"><text:s text:c="3"/>svm <text:s text:c="9"/>- Wraps the libsvm package.</text:p>
      <text:p text:style-name="P1"><text:s text:c="3"/>cart <text:s text:c="8"/>- Wraps the tree classifier from the Matlab stats toolbox.</text:p>
      <text:p text:style-name="P1"><text:s text:c="3"/>dtree <text:s text:c="7"/>- Another tree implementation, my own.</text:p>
      <text:p text:style-name="P1"><text:s/></text:p>
      <text:p text:style-name="P1"><text:s text:c="2"/>Linear classifiers:</text:p>
      <text:p text:style-name="P1"><text:s text:c="3"/>nbayes <text:s text:c="6"/>- Naive Bayes for discrete features</text:p>
      <text:p text:style-name="P1"><text:s text:c="3"/>gnbayes <text:s text:c="5"/>- Gaussian Naive Bayes for continuous features</text:p>
      <text:p text:style-name="P1"><text:s text:c="3"/>logreg <text:s text:c="6"/>- Logistic Regression (batch training, cross-entropy)</text:p>
      <text:p text:style-name="P1"><text:s text:c="3"/>lindisc <text:s text:c="5"/>- Fisher Linear Discriminant (wraps the stats toolbox)</text:p>
      <text:p text:style-name="P1"><text:s text:c="2"/></text:p>
      <text:p text:style-name="P1"><text:s text:c="2"/>All classifiers have the following basic functionality:</text:p>
      <text:p text:style-name="P1"><text:s text:c="2"/></text:p>
      <text:p text:style-name="P1"><text:s text:c="3"/>model <text:s text:c="2"/>= gnbayes();</text:p>
      <text:p text:style-name="P1"><text:s text:c="3"/>model <text:s text:c="2"/>= model.train(data, labels);</text:p>
      <text:p text:style-name="P1"><text:s text:c="3"/>res = model.test(data, labels);</text:p>
      <text:p text:style-name="P1"><text:s text:c="3"/>acc = res.acc()</text:p>
      <text:p text:style-name="P1"><text:s text:c="2"/></text:p>
      <text:p text:style-name="P1"><text:s text:c="2"/>Core tools:</text:p>
      <text:p text:style-name="P1"><text:s text:c="3"/>sampler <text:s text:c="5"/>- helps you with basic data manipulation tasks</text:p>
      <text:p text:style-name="P1"><text:s text:c="3"/>results <text:s text:c="5"/>- class returned by all model.test calls</text:p>
      <text:p text:style-name="P1"><text:s text:c="3"/>showtask <text:s text:c="4"/>- displays data (2D only)</text:p>
      <text:p text:style-name="P1"><text:s text:c="3"/>plotboundary - plots a decision boundary (2D only)</text:p>
      <text:p text:style-name="P1"><text:s text:c="3"/>mlodata <text:s text:c="5"/>- shows a set of available datasets</text:p>
      <text:p text:style-name="P1"><text:s/></text:p>
      <text:p text:style-name="P1"><text:s text:c="2"/>Preprocessing Toolbox:</text:p>
      <text:p text:style-name="P1"><text:s text:c="3"/>rescale_mean0var1 <text:s/>- rescales data to mean 0, var 1</text:p>
      <text:p text:style-name="P1"><text:s text:c="3"/>rescale_polar <text:s text:c="5"/>- rescales data to [-1 +1]</text:p>
      <text:p text:style-name="P1"><text:s text:c="3"/>rescale_01 <text:s text:c="8"/>- rescales data to [ 0 +1]</text:p>
      <text:p text:style-name="P1"><text:s text:c="3"/>disc_means <text:s text:c="8"/>- discretizes data the mean value</text:p>
      <text:p text:style-name="P1"><text:s text:c="3"/>disc_medians <text:s text:c="6"/>- discretizes data the median value</text:p>
      <text:p text:style-name="P1"><text:s text:c="3"/>disc_stdevs <text:s text:c="7"/>- discretizes data at to [-1/0/+1]</text:p>
      <text:p text:style-name="P1"><text:s text:c="3"/>disc_zero <text:s text:c="9"/>- discretizes data at zero</text:p>
      <text:p text:style-name="P1"><text:s text:c="2"/></text:p>
      <text:p text:style-name="P1"><text:s text:c="2"/>Feature Selection Toolbox:</text:p>
      <text:p text:style-name="P1"><text:s text:c="3"/>feast <text:s text:c="7"/>- selects features via numerous mutual information methods</text:p>
      <text:p text:style-name="P1"><text:s text:c="3"/>e.g. w = feast('jmi',10,data,labels) - selects top 10 features using JMI</text:p>
      <text:p text:style-name="P1"><text:s/></text:p>
      <text:p text:style-name="P1"><text:s text:c="2"/>Demos:</text:p>
      <text:p text:style-name="P1"><text:s text:c="3"/>demgd, demperceptron, demlogreg demsv<text:span text:style-name="T1">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i Liu</meta:initial-creator>
    <meta:creation-date>2015-10-26T11:26:10.612094629</meta:creation-date>
    <dc:date>2015-10-26T13:08:41.233808202</dc:date>
    <dc:creator>Lei Liu</dc:creator>
    <meta:editing-duration>PT1H27M20S</meta:editing-duration>
    <meta:editing-cycles>1</meta:editing-cycles>
    <meta:document-statistic meta:table-count="0" meta:image-count="0" meta:object-count="0" meta:page-count="1" meta:paragraph-count="46" meta:word-count="233" meta:character-count="1744" meta:non-whitespace-character-count="1306"/>
    <meta:generator>LibreOffice/4.2.6.3$Linux_X86_64 LibreOffice_project/420$Build-3</meta:generator>
  </office:meta>
</office:document-meta>
</file>